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nemo" svg:font-family="Denem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99" draw:textarea-horizontal-align="justify" draw:textarea-vertical-align="middle" draw:auto-grow-height="false" fo:min-height="2.95cm" fo:min-width="3.7cm"/>
    </style:style>
    <style:style style:name="gr2" style:family="graphic" style:parent-style-name="standard">
      <style:graphic-properties draw:fill-color="#99cc66" draw:textarea-horizontal-align="justify" draw:textarea-vertical-align="middle" draw:auto-grow-height="false" fo:min-height="3.35cm" fo:min-width="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55cm" fo:min-width="5.1cm"/>
    </style:style>
    <style:style style:name="gr5" style:family="graphic" style:parent-style-name="standard">
      <style:graphic-properties draw:fill-color="#00ccff" draw:textarea-horizontal-align="justify" draw:textarea-vertical-align="middle" draw:auto-grow-height="false" fo:min-height="2.85cm" fo:min-width="7.4cm"/>
    </style:style>
    <style:style style:name="gr6" style:family="graphic" style:parent-style-name="standard">
      <style:graphic-properties draw:fill-color="#e6e6ff" draw:textarea-horizontal-align="justify" draw:textarea-vertical-align="middle" draw:auto-grow-height="false" fo:min-height="0.74cm" fo:min-width="0.42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objectwithoutfill">
      <style:graphic-properties draw:stroke="dash" draw:stroke-dash="Fine_20_Dashed" svg:stroke-width="0.3cm" draw:marker-start-width="1.1cm" draw:marker-end="Arrow" draw:marker-end-width="1.2cm" draw:fill="none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loext:graphic-properties draw:fill-color="#99cc99"/>
      <style:paragraph-properties fo:text-align="center"/>
    </style:style>
    <style:style style:name="P3" style:family="paragraph">
      <loext:graphic-properties draw:fill-color="#99cc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ccff"/>
      <style:paragraph-properties fo:text-align="center"/>
    </style:style>
    <style:style style:name="P6" style:family="paragraph">
      <loext:graphic-properties draw:fill-color="#e6e6ff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2cm" svg:height="3.2cm" svg:x="14.7cm" svg:y="6.6cm">
          <text:p text:style-name="P1">Sensor /<text:line-break/>Eingabegerä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cm" svg:height="3.6cm" svg:x="11.8cm" svg:y="1.8cm">
          <text:p text:style-name="P1">Sensor-Board<text:line-break/>(ESP-8266)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cm" svg:y1="6.6cm" svg:x2="17cm" svg:y2="5.4cm">
          <text:p/>
        </draw:line>
        <draw:custom-shape draw:style-name="gr4" draw:text-style-name="P1" draw:layer="layout" svg:width="5.6cm" svg:height="3.8cm" svg:x="2.3cm" svg:y="7cm">
          <text:p text:style-name="P1">MQTT-Broker</text:p>
          <text:p text:style-name="P1">(Raspi / PC)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9cm" svg:height="3.1cm" svg:x="4.9cm" svg:y="14cm">
          <text:p text:style-name="P1">Reactor-Board<text:line-break/>(Pyboard)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3cm" svg:height="1.4cm" svg:x="16.3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9cm" svg:height="0.962cm" svg:x="15.7cm" svg:y="16.738cm">
          <draw:text-box>
            <text:p>Buzzer</text:p>
          </draw:text-box>
        </draw:frame>
        <draw:custom-shape draw:style-name="gr6" draw:text-style-name="P6" draw:layer="layout" svg:width="1.3cm" svg:height="1.4cm" svg:x="16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9cm" svg:height="0.962cm" svg:x="15.6cm" svg:y="13.4cm">
          <draw:text-box>
            <text:p>LEDs</text:p>
          </draw:text-box>
        </draw:frame>
        <draw:line draw:style-name="gr3" draw:text-style-name="P4" draw:layer="layout" svg:x1="12.8cm" svg:y1="15cm" svg:x2="15.9cm" svg:y2="13cm">
          <text:p/>
        </draw:line>
        <draw:line draw:style-name="gr3" draw:text-style-name="P4" draw:layer="layout" svg:x1="12.8cm" svg:y1="15.7cm" svg:x2="15.7cm" svg:y2="15.6cm">
          <text:p/>
        </draw:line>
        <draw:line draw:style-name="gr3" draw:text-style-name="P4" draw:layer="layout" svg:x1="5.3cm" svg:y1="10.8cm" svg:x2="7cm" svg:y2="14.1cm">
          <text:p/>
        </draw:line>
        <draw:frame draw:style-name="gr7" draw:text-style-name="P7" draw:layer="layout" svg:width="2.9cm" svg:height="2.384cm" svg:x="6.5cm" svg:y="11.8cm">
          <draw:text-box>
            <text:p>USB-Serial</text:p>
            <text:p/>
          </draw:text-box>
        </draw:frame>
        <draw:line draw:style-name="gr8" draw:text-style-name="P4" draw:layer="layout" svg:x1="11.1cm" svg:y1="3.6cm" svg:x2="6.7cm" svg:y2="5.6cm">
          <text:p/>
        </draw:line>
        <draw:frame draw:style-name="gr9" draw:text-style-name="P7" draw:layer="layout" svg:width="2.9cm" svg:height="1.673cm" svg:x="6.9cm" svg:y="2.527cm">
          <draw:text-box>
            <text:p>WiFi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nemo" svg:font-family="Denemo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nemo" style:font-family-complex="Denem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Arndt</meta:initial-creator>
    <meta:creation-date>2016-08-21T17:13:14.443453143</meta:creation-date>
    <dc:date>2016-08-21T17:20:08.112188297</dc:date>
    <dc:creator>Christopher Arndt</dc:creator>
    <meta:editing-duration>PT6M53S</meta:editing-duration>
    <meta:editing-cycles>1</meta:editing-cycles>
    <meta:document-statistic meta:object-count="15"/>
    <meta:generator>LibreOffice/5.0.6.3$Linux_X86_64 LibreOffice_project/00m0$Build-3</meta:generator>
  </office:meta>
</office:document-meta>
</file>